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4.927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3.7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order="0.2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2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="0.26pt solid #000000"/>
    </style:style>
    <style:style style:name="ce5" style:family="table-cell" style:parent-style-name="Default" style:data-style-name="N37">
      <style:table-cell-properties fo:border="0.26pt solid #000000"/>
    </style:style>
    <style:style style:name="ce6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5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2" table:number-rows-repeated="2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 office:value-type="string">
            <text:p>Møde op: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ce1" office:value-type="string">
            <text:p>Navn</text:p>
          </table:table-cell>
          <table:table-cell table:style-name="ce1" office:value-type="string">
            <text:p>Total:</text:p>
          </table:table-cell>
          <table:table-cell table:style-name="ce1" office:value-type="string">
            <text:p>Ekstra 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  <table:table-cell table:style-name="ce1" office:value-type="string">
            <text:p>Dato:</text:p>
          </table:table-cell>
          <table:table-cell table:style-name="ce1" office:value-type="string">
            <text:p>Info:</text:p>
          </table:table-cell>
        </table:table-row>
        <table:table-row table:style-name="ro3">
          <table:table-cell/>
          <table:table-cell office:value-type="string">
            <text:p>Yusuf</text:p>
          </table:table-cell>
          <table:table-cell table:style-name="ce4" office:value-type="float" office:value="4">
            <text:p>4</text:p>
          </table:table-cell>
          <table:table-cell/>
          <table:table-cell office:value-type="date" office:date-value="2012-02-28">
            <text:p>28-02-12</text:p>
          </table:table-cell>
          <table:table-cell office:value-type="string">
            <text:p>Kom for sent til gruppemøde.</text:p>
          </table:table-cell>
          <table:table-cell table:style-name="ce5" office:value-type="date" office:date-value="2012-03-01">
            <text:p>01-03-12</text:p>
          </table:table-cell>
          <table:table-cell office:value-type="string">
            <text:p>Kom ikke til mødet</text:p>
            <text:p>og havde ikke en ordent-</text:p>
            <text:p>lig forklaring.(Skiftede</text:p>
            <text:p>mellem forklaringer)</text:p>
          </table:table-cell>
          <table:table-cell table:style-name="ce5" office:value-type="date" office:date-value="2012-04-13">
            <text:p>13-04-12</text:p>
          </table:table-cell>
          <table:table-cell office:value-type="string">
            <text:p>Ikke sørget for lokale.</text:p>
          </table:table-cell>
          <table:table-cell table:style-name="ce5" office:value-type="date" office:date-value="2012-05-11">
            <text:p>11-05-12</text:p>
          </table:table-cell>
          <table:table-cell office:value-type="string">
            <text:p>Lavede ikke hvad han fik </text:p>
            <text:p>besked på flere gange.</text:p>
          </table:table-cell>
        </table:table-row>
        <table:table-row table:style-name="ro4">
          <table:table-cell/>
          <table:table-cell office:value-type="string">
            <text:p>Søren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4-10">
            <text:p>10-04-12</text:p>
          </table:table-cell>
          <table:table-cell office:value-type="string">
            <text:p>Kom ikke til møde og meldte</text:p>
            <text:p>ikke om det.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icolaj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number-columns-repeated="7"/>
        </table:table-row>
        <table:table-row table:style-name="ro2">
          <table:table-cell/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5-11">
            <text:p>11-05-12</text:p>
          </table:table-cell>
          <table:table-cell office:value-type="string">
            <text:p>Gik midt under arbejdet.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Thanh</text:p>
          </table:table-cell>
          <table:table-cell office:value-type="float" office:value="1">
            <text:p>1</text:p>
          </table:table-cell>
          <table:table-cell/>
          <table:table-cell office:value-type="date" office:date-value="2012-02-22">
            <text:p>22-02-12</text:p>
          </table:table-cell>
          <table:table-cell office:value-type="string">
            <text:p>Var ikke til møde og meldte</text:p>
            <text:p>ikke om evt. sygdom.</text:p>
          </table:table-cell>
          <table:table-cell table:number-columns-repeated="6"/>
        </table:table-row>
        <table:table-row table:style-name="ro4">
          <table:table-cell/>
          <table:table-cell table:style-name="ce3" office:value-type="string">
            <text:p>Sam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6" office:value-type="date" office:date-value="2012-05-21">
            <text:p>21-05-12</text:p>
          </table:table-cell>
          <table:table-cell table:style-name="ce3" office:value-type="string">
            <text:p>Kom for sent til gruppemøde.</text:p>
          </table:table-cell>
          <table:table-cell table:style-name="ce6" office:value-type="date" office:date-value="2012-05-21">
            <text:p>21-05-12</text:p>
          </table:table-cell>
          <table:table-cell table:style-name="ce3" office:value-type="string">
            <text:p>For sent mødt op og for</text:p>
            <text:p>sent gav besked.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>
            <text:p>René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12-05-09">
            <text:p>09-05-12</text:p>
          </table:table-cell>
          <table:table-cell table:style-name="ce3" office:value-type="string">
            <text:p>Ikke sørget for lokale.</text:p>
          </table:table-cell>
          <table:table-cell table:style-name="ce3"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6S</meta:editing-duration>
    <meta:editing-cycles>23</meta:editing-cycles>
    <meta:generator>LibreOffice/3.5$Windows_x86 LibreOffice_project/281b639-6baa1d3-ef66a77-d866f25-f36d45f</meta:generator>
    <dc:date>2012-05-21T14:17:44.71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